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9923a" officeooo:paragraph-rsid="0009923a"/>
    </style:style>
    <style:style style:name="P2" style:family="paragraph" style:parent-style-name="Standard">
      <style:paragraph-properties fo:text-align="start" style:justify-single-word="false"/>
      <style:text-properties officeooo:rsid="0009923a" officeooo:paragraph-rsid="0009923a"/>
    </style:style>
    <style:style style:name="P3" style:family="paragraph" style:parent-style-name="Standard">
      <style:paragraph-properties fo:text-align="start" style:justify-single-word="false"/>
      <style:text-properties fo:font-weight="bold" officeooo:rsid="0009923a" officeooo:paragraph-rsid="0009923a" style:font-weight-asian="bold" style:font-weight-complex="bold"/>
    </style:style>
    <style:style style:name="P4" style:family="paragraph" style:parent-style-name="Standard">
      <style:paragraph-properties fo:text-align="start" style:justify-single-word="false"/>
      <style:text-properties fo:font-weight="normal" officeooo:rsid="009e4e90" officeooo:paragraph-rsid="009e4e90" style:font-weight-asian="normal" style:font-weight-complex="normal"/>
    </style:style>
    <style:style style:name="P5" style:family="paragraph" style:parent-style-name="Standard">
      <style:paragraph-properties fo:text-align="start" style:justify-single-word="false"/>
      <style:text-properties fo:font-weight="normal" officeooo:rsid="0018c6e5" officeooo:paragraph-rsid="009e4e90" style:font-weight-asian="normal" style:font-weight-complex="normal"/>
    </style:style>
    <style:style style:name="P6" style:family="paragraph" style:parent-style-name="Standard">
      <style:paragraph-properties fo:text-align="start" style:justify-single-word="false"/>
      <style:text-properties style:font-name="Liberation Mono" fo:font-size="9pt" officeooo:rsid="009e4e90" officeooo:paragraph-rsid="009e4e90" style:font-size-asian="9pt" style:font-size-complex="9pt"/>
    </style:style>
    <style:style style:name="P7" style:family="paragraph" style:parent-style-name="Standard">
      <style:paragraph-properties fo:text-align="center" style:justify-single-word="false"/>
      <style:text-properties style:font-name="Liberation Mono" fo:font-size="9pt" officeooo:rsid="009e4e90" officeooo:paragraph-rsid="009e4e90" style:font-size-asian="9pt" style:font-size-complex="9pt"/>
    </style:style>
    <style:style style:name="P8" style:family="paragraph" style:parent-style-name="Standard">
      <style:paragraph-properties fo:text-align="start" style:justify-single-word="false"/>
      <style:text-properties style:font-name="Liberation Mono" fo:font-size="9pt" fo:font-weight="normal" officeooo:rsid="009e4e90" officeooo:paragraph-rsid="009e4e90"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font-name="Liberation Mono" fo:font-size="9pt" fo:font-weight="normal" officeooo:rsid="009e4e90" officeooo:paragraph-rsid="00a6ccd8" style:font-size-asian="9pt" style:font-weight-asian="normal" style:font-size-complex="9pt" style:font-weight-complex="normal"/>
    </style:style>
    <style:style style:name="P10" style:family="paragraph" style:parent-style-name="Standard">
      <style:paragraph-properties fo:text-align="start" style:justify-single-word="false"/>
      <style:text-properties style:font-name="Liberation Mono" fo:font-size="9pt" fo:font-weight="normal" officeooo:rsid="0018c6e5" officeooo:paragraph-rsid="009e4e90" style:font-size-asian="9pt" style:font-weight-asian="normal" style:font-size-complex="9pt" style:font-weight-complex="normal"/>
    </style:style>
    <style:style style:name="P11" style:family="paragraph" style:parent-style-name="Standard">
      <style:paragraph-properties fo:text-align="start" style:justify-single-word="false" fo:break-before="page"/>
      <style:text-properties fo:font-weight="bold" officeooo:rsid="0009923a" officeooo:paragraph-rsid="000e2db3" style:font-weight-asian="bold" style:font-weight-complex="bold"/>
    </style:style>
    <style:style style:name="P12" style:family="paragraph" style:parent-style-name="Standard">
      <style:paragraph-properties fo:text-align="start" style:justify-single-word="false" fo:break-before="page"/>
      <style:text-properties fo:font-weight="bold" officeooo:rsid="0009923a" officeooo:paragraph-rsid="009e4e90" style:font-weight-asian="bold" style:font-weight-complex="bold"/>
    </style:style>
    <style:style style:name="P13" style:family="paragraph" style:parent-style-name="Standard">
      <style:paragraph-properties fo:text-align="start" style:justify-single-word="false"/>
      <style:text-properties fo:font-weight="normal" officeooo:rsid="00ad8065" officeooo:paragraph-rsid="00ad8065" style:font-weight-asian="normal" style:font-weight-complex="normal"/>
    </style:style>
    <style:style style:name="P14" style:family="paragraph" style:parent-style-name="Standard">
      <style:paragraph-properties fo:text-align="start" style:justify-single-word="false"/>
      <style:text-properties fo:font-weight="normal" officeooo:rsid="00ad8065" officeooo:paragraph-rsid="00c1f135" style:font-weight-asian="normal" style:font-weight-complex="normal"/>
    </style:style>
    <style:style style:name="P15" style:family="paragraph" style:parent-style-name="Standard">
      <style:paragraph-properties fo:text-align="start" style:justify-single-word="false"/>
      <style:text-properties fo:font-weight="normal" officeooo:rsid="00ad8065" officeooo:paragraph-rsid="00c2030d" style:font-weight-asian="normal" style:font-weight-complex="normal"/>
    </style:style>
    <style:style style:name="P16" style:family="paragraph" style:parent-style-name="Standard">
      <style:paragraph-properties fo:text-align="start" style:justify-single-word="false"/>
      <style:text-properties fo:font-weight="normal" officeooo:rsid="00ad8065" officeooo:paragraph-rsid="00c56760" style:font-weight-asian="normal" style:font-weight-complex="normal"/>
    </style:style>
    <style:style style:name="P17" style:family="paragraph" style:parent-style-name="Standard">
      <style:paragraph-properties fo:text-align="start" style:justify-single-word="false"/>
      <style:text-properties fo:font-weight="normal" officeooo:rsid="00ad8065" officeooo:paragraph-rsid="00d13904" style:font-weight-asian="normal" style:font-weight-complex="normal"/>
    </style:style>
    <style:style style:name="P18" style:family="paragraph" style:parent-style-name="Standard">
      <style:paragraph-properties fo:text-align="start" style:justify-single-word="false"/>
      <style:text-properties fo:font-weight="normal" officeooo:rsid="00ad8065" officeooo:paragraph-rsid="00d67cbb" style:font-weight-asian="normal" style:font-weight-complex="normal"/>
    </style:style>
    <style:style style:name="P19" style:family="paragraph" style:parent-style-name="Standard">
      <style:paragraph-properties fo:text-align="start" style:justify-single-word="false"/>
      <style:text-properties fo:font-weight="normal" officeooo:rsid="00ad8065" officeooo:paragraph-rsid="00d9086c" style:font-weight-asian="normal" style:font-weight-complex="normal"/>
    </style:style>
    <style:style style:name="P20" style:family="paragraph" style:parent-style-name="Standard">
      <style:paragraph-properties fo:text-align="start" style:justify-single-word="false"/>
      <style:text-properties fo:font-weight="normal" officeooo:rsid="00ad8065" officeooo:paragraph-rsid="00f4df3a" style:font-weight-asian="normal" style:font-weight-complex="normal"/>
    </style:style>
    <style:style style:name="P21" style:family="paragraph" style:parent-style-name="Standard">
      <style:paragraph-properties fo:text-align="start" style:justify-single-word="false"/>
      <style:text-properties fo:font-weight="normal" officeooo:rsid="00ad8065" officeooo:paragraph-rsid="0102811f" style:font-weight-asian="normal" style:font-weight-complex="normal"/>
    </style:style>
    <style:style style:name="P22" style:family="paragraph" style:parent-style-name="Standard">
      <style:paragraph-properties fo:text-align="start" style:justify-single-word="false"/>
      <style:text-properties fo:font-weight="normal" officeooo:rsid="00ad8065" officeooo:paragraph-rsid="0105a500" style:font-weight-asian="normal" style:font-weight-complex="normal"/>
    </style:style>
    <style:style style:name="P23" style:family="paragraph" style:parent-style-name="Standard">
      <style:paragraph-properties fo:text-align="start" style:justify-single-word="false"/>
      <style:text-properties fo:font-weight="normal" officeooo:rsid="00ad8065" officeooo:paragraph-rsid="010a27f8" style:font-weight-asian="normal" style:font-weight-complex="normal"/>
    </style:style>
    <style:style style:name="P24" style:family="paragraph" style:parent-style-name="Standard">
      <style:paragraph-properties fo:text-align="center" style:justify-single-word="false"/>
      <style:text-properties fo:font-weight="normal" officeooo:rsid="00ad8065" officeooo:paragraph-rsid="00f4df3a" style:font-weight-asian="normal" style:font-weight-complex="normal"/>
    </style:style>
    <style:style style:name="P25" style:family="paragraph" style:parent-style-name="Standard">
      <style:paragraph-properties fo:text-align="start" style:justify-single-word="false"/>
      <style:text-properties fo:font-weight="normal" officeooo:rsid="00ad9cce" officeooo:paragraph-rsid="00ad9cce" style:font-weight-asian="normal" style:font-weight-complex="normal"/>
    </style:style>
    <style:style style:name="P26" style:family="paragraph" style:parent-style-name="Standard">
      <style:paragraph-properties fo:text-align="start" style:justify-single-word="false"/>
      <style:text-properties fo:font-weight="normal" officeooo:rsid="00b0bdcf" officeooo:paragraph-rsid="00b0bdcf" style:font-weight-asian="normal" style:font-weight-complex="normal"/>
    </style:style>
    <style:style style:name="P27" style:family="paragraph" style:parent-style-name="Standard">
      <style:paragraph-properties fo:text-align="start" style:justify-single-word="false"/>
      <style:text-properties fo:font-weight="normal" officeooo:rsid="00b0bdcf" officeooo:paragraph-rsid="00b85fc1" style:font-weight-asian="normal" style:font-weight-complex="normal"/>
    </style:style>
    <style:style style:name="P28" style:family="paragraph" style:parent-style-name="Standard">
      <style:paragraph-properties fo:text-align="start" style:justify-single-word="false"/>
      <style:text-properties fo:font-weight="normal" officeooo:rsid="00c2030d" officeooo:paragraph-rsid="00c2030d" style:font-weight-asian="normal" style:font-weight-complex="normal"/>
    </style:style>
    <style:style style:name="P29" style:family="paragraph" style:parent-style-name="Standard">
      <style:paragraph-properties fo:text-align="start" style:justify-single-word="false"/>
      <style:text-properties fo:font-weight="normal" officeooo:rsid="00c2030d" officeooo:paragraph-rsid="010f241d" style:font-weight-asian="normal" style:font-weight-complex="normal"/>
    </style:style>
    <style:style style:name="P30" style:family="paragraph" style:parent-style-name="Standard">
      <style:paragraph-properties fo:text-align="center" style:justify-single-word="false"/>
      <style:text-properties fo:font-weight="normal" officeooo:rsid="00ce1623" officeooo:paragraph-rsid="00ce1623" style:font-weight-asian="normal" style:font-weight-complex="normal"/>
    </style:style>
    <style:style style:name="P31" style:family="paragraph" style:parent-style-name="Standard">
      <style:paragraph-properties fo:text-align="center" style:justify-single-word="false"/>
      <style:text-properties fo:font-weight="normal" officeooo:rsid="00ce1623" officeooo:paragraph-rsid="00d385e2" style:font-weight-asian="normal" style:font-weight-complex="normal"/>
    </style:style>
    <style:style style:name="P32" style:family="paragraph" style:parent-style-name="Standard">
      <style:paragraph-properties fo:text-align="start" style:justify-single-word="false"/>
      <style:text-properties fo:font-weight="normal" officeooo:rsid="00d385e2" officeooo:paragraph-rsid="00d385e2" style:font-weight-asian="normal" style:font-weight-complex="normal"/>
    </style:style>
    <style:style style:name="P33" style:family="paragraph" style:parent-style-name="Standard">
      <style:paragraph-properties fo:text-align="start" style:justify-single-word="false"/>
      <style:text-properties fo:font-weight="normal" officeooo:rsid="00d9086c" officeooo:paragraph-rsid="00d9086c" style:font-weight-asian="normal" style:font-weight-complex="normal"/>
    </style:style>
    <style:style style:name="P34" style:family="paragraph" style:parent-style-name="Standard">
      <style:paragraph-properties fo:text-align="start" style:justify-single-word="false"/>
      <style:text-properties fo:font-weight="normal" officeooo:rsid="009e4e90" officeooo:paragraph-rsid="009e4e90" style:font-weight-asian="normal" style:font-weight-complex="normal"/>
    </style:style>
    <style:style style:name="P35" style:family="paragraph" style:parent-style-name="Standard">
      <style:paragraph-properties fo:text-align="start" style:justify-single-word="false"/>
      <style:text-properties fo:font-weight="normal" officeooo:rsid="009e4e90" officeooo:paragraph-rsid="00df175c" style:font-weight-asian="normal" style:font-weight-complex="normal"/>
    </style:style>
    <style:style style:name="P36" style:family="paragraph" style:parent-style-name="Standard">
      <style:paragraph-properties fo:text-align="start" style:justify-single-word="false"/>
      <style:text-properties fo:font-weight="normal" officeooo:rsid="00dc4b9d" officeooo:paragraph-rsid="00dc4b9d" style:font-weight-asian="normal" style:font-weight-complex="normal"/>
    </style:style>
    <style:style style:name="P37" style:family="paragraph" style:parent-style-name="Standard">
      <style:paragraph-properties fo:text-align="start" style:justify-single-word="false"/>
      <style:text-properties fo:font-weight="normal" officeooo:rsid="00df15d9" officeooo:paragraph-rsid="00df15d9" style:font-weight-asian="normal" style:font-weight-complex="normal"/>
    </style:style>
    <style:style style:name="P38" style:family="paragraph" style:parent-style-name="Standard">
      <style:paragraph-properties fo:text-align="center" style:justify-single-word="false"/>
      <style:text-properties fo:font-weight="normal" officeooo:rsid="00df15d9" officeooo:paragraph-rsid="00df15d9" style:font-weight-asian="normal" style:font-weight-complex="normal"/>
    </style:style>
    <style:style style:name="P39" style:family="paragraph" style:parent-style-name="Standard">
      <style:paragraph-properties fo:text-align="center" style:justify-single-word="false"/>
      <style:text-properties fo:font-weight="normal" officeooo:rsid="00df175c" officeooo:paragraph-rsid="0100bc9e" style:font-weight-asian="normal" style:font-weight-complex="normal"/>
    </style:style>
    <style:style style:name="P40" style:family="paragraph" style:parent-style-name="Standard">
      <style:paragraph-properties fo:text-align="center" style:justify-single-word="false"/>
      <style:text-properties fo:font-weight="normal" officeooo:rsid="00dfe400" officeooo:paragraph-rsid="00df175c" style:font-weight-asian="normal" style:font-weight-complex="normal"/>
    </style:style>
    <style:style style:name="P41" style:family="paragraph" style:parent-style-name="Standard">
      <style:paragraph-properties fo:text-align="center" style:justify-single-word="false"/>
      <style:text-properties fo:font-weight="normal" officeooo:rsid="00e52add" officeooo:paragraph-rsid="00e52add" style:font-weight-asian="normal" style:font-weight-complex="normal"/>
    </style:style>
    <style:style style:name="P42" style:family="paragraph" style:parent-style-name="Standard">
      <style:paragraph-properties fo:text-align="start" style:justify-single-word="false"/>
      <style:text-properties fo:font-weight="normal" officeooo:rsid="00e9aebd" officeooo:paragraph-rsid="00e9aebd" style:font-weight-asian="normal" style:font-weight-complex="normal"/>
    </style:style>
    <style:style style:name="P43" style:family="paragraph" style:parent-style-name="Standard">
      <style:paragraph-properties fo:text-align="start" style:justify-single-word="false"/>
      <style:text-properties fo:font-weight="normal" officeooo:rsid="00e9aebd" officeooo:paragraph-rsid="00f577c0" style:font-weight-asian="normal" style:font-weight-complex="normal"/>
    </style:style>
    <style:style style:name="P44" style:family="paragraph" style:parent-style-name="Standard">
      <style:paragraph-properties fo:text-align="start" style:justify-single-word="false"/>
      <style:text-properties fo:font-weight="normal" officeooo:rsid="00ea3e52" officeooo:paragraph-rsid="00ea3e52" style:font-weight-asian="normal" style:font-weight-complex="normal"/>
    </style:style>
    <style:style style:name="P45" style:family="paragraph" style:parent-style-name="Standard">
      <style:paragraph-properties fo:text-align="start" style:justify-single-word="false"/>
      <style:text-properties fo:font-weight="normal" officeooo:rsid="00ea3e52" officeooo:paragraph-rsid="00f577c0" style:font-weight-asian="normal" style:font-weight-complex="normal"/>
    </style:style>
    <style:style style:name="P46" style:family="paragraph" style:parent-style-name="Standard">
      <style:paragraph-properties fo:text-align="start" style:justify-single-word="false"/>
      <style:text-properties fo:font-weight="normal" officeooo:rsid="00f298da" officeooo:paragraph-rsid="00f98b10" style:font-weight-asian="normal" style:font-weight-complex="normal"/>
    </style:style>
    <style:style style:name="P47" style:family="paragraph" style:parent-style-name="Standard">
      <style:paragraph-properties fo:text-align="start" style:justify-single-word="false"/>
      <style:text-properties fo:font-weight="normal" officeooo:rsid="00fe686f" officeooo:paragraph-rsid="00fe686f" style:font-weight-asian="normal" style:font-weight-complex="normal"/>
    </style:style>
    <style:style style:name="P48" style:family="paragraph" style:parent-style-name="Standard">
      <style:paragraph-properties fo:text-align="start" style:justify-single-word="false"/>
      <style:text-properties fo:font-weight="normal" officeooo:rsid="01003a4b" officeooo:paragraph-rsid="01003a4b" style:font-weight-asian="normal" style:font-weight-complex="normal"/>
    </style:style>
    <style:style style:name="P49" style:family="paragraph" style:parent-style-name="Standard">
      <style:paragraph-properties fo:text-align="start" style:justify-single-word="false"/>
      <style:text-properties fo:font-weight="normal" officeooo:rsid="0102811f" officeooo:paragraph-rsid="0102811f" style:font-weight-asian="normal" style:font-weight-complex="normal"/>
    </style:style>
    <style:style style:name="P50" style:family="paragraph" style:parent-style-name="Standard">
      <style:paragraph-properties fo:text-align="start" style:justify-single-word="false"/>
      <style:text-properties fo:font-weight="normal" officeooo:rsid="0104213c" officeooo:paragraph-rsid="0104213c" style:font-weight-asian="normal" style:font-weight-complex="normal"/>
    </style:style>
    <style:style style:name="P51" style:family="paragraph" style:parent-style-name="Standard">
      <style:paragraph-properties fo:text-align="start" style:justify-single-word="false"/>
      <style:text-properties fo:font-weight="normal" officeooo:rsid="0105a500" officeooo:paragraph-rsid="0105a500" style:font-weight-asian="normal" style:font-weight-complex="normal"/>
    </style:style>
    <style:style style:name="P52" style:family="paragraph" style:parent-style-name="Standard">
      <style:paragraph-properties fo:text-align="start" style:justify-single-word="false"/>
      <style:text-properties fo:font-weight="normal" officeooo:rsid="0105de49" officeooo:paragraph-rsid="0105de49" style:font-weight-asian="normal" style:font-weight-complex="normal"/>
    </style:style>
    <style:style style:name="P53" style:family="paragraph" style:parent-style-name="Standard">
      <style:paragraph-properties fo:text-align="start" style:justify-single-word="false"/>
      <style:text-properties fo:font-weight="normal" officeooo:rsid="0105de49" officeooo:paragraph-rsid="010641df" style:font-weight-asian="normal" style:font-weight-complex="normal"/>
    </style:style>
    <style:style style:name="P54" style:family="paragraph" style:parent-style-name="Standard">
      <style:paragraph-properties fo:text-align="start" style:justify-single-word="false"/>
      <style:text-properties fo:font-weight="normal" officeooo:rsid="010641df" officeooo:paragraph-rsid="010641df" style:font-weight-asian="normal" style:font-weight-complex="normal"/>
    </style:style>
    <style:style style:name="P55" style:family="paragraph" style:parent-style-name="Standard">
      <style:paragraph-properties fo:text-align="start" style:justify-single-word="false"/>
      <style:text-properties fo:font-weight="normal" officeooo:rsid="010776ae" officeooo:paragraph-rsid="010776ae" style:font-weight-asian="normal" style:font-weight-complex="normal"/>
    </style:style>
    <style:style style:name="P56" style:family="paragraph" style:parent-style-name="Standard">
      <style:paragraph-properties fo:text-align="start" style:justify-single-word="false"/>
      <style:text-properties fo:font-weight="normal" officeooo:rsid="0109f14f" officeooo:paragraph-rsid="0109f14f" style:font-weight-asian="normal" style:font-weight-complex="normal"/>
    </style:style>
    <style:style style:name="P57" style:family="paragraph" style:parent-style-name="Standard">
      <style:paragraph-properties fo:text-align="start" style:justify-single-word="false"/>
      <style:text-properties fo:font-weight="normal" officeooo:rsid="010d5f53" officeooo:paragraph-rsid="010d5f53" style:font-weight-asian="normal"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9e4e90" officeooo:paragraph-rsid="00bc2853"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9e4e90" officeooo:paragraph-rsid="00bf1b34"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bc2853" officeooo:paragraph-rsid="00bc2853"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bc2853" officeooo:paragraph-rsid="00bd6f7d"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18c6e5" officeooo:paragraph-rsid="00c059f5"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18c6e5" officeooo:paragraph-rsid="00b0bdcf"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weight="normal" officeooo:rsid="00f98b10" officeooo:paragraph-rsid="00fb685b" style:font-weight-asian="normal" style:font-weight-complex="normal"/>
    </style:style>
    <style:style style:name="P65" style:family="paragraph" style:parent-style-name="Standard">
      <style:paragraph-properties fo:text-align="start" style:justify-single-word="false"/>
      <style:text-properties style:font-name="Liberation Serif" fo:font-weight="normal" officeooo:rsid="00f98b10" officeooo:paragraph-rsid="00fc259d" style:font-weight-asian="normal" style:font-weight-complex="normal"/>
    </style:style>
    <style:style style:name="P66" style:family="paragraph" style:parent-style-name="Standard">
      <style:paragraph-properties fo:text-align="start" style:justify-single-word="false"/>
      <style:text-properties style:font-name="Liberation Serif" fo:font-weight="normal" officeooo:rsid="00f98b10" officeooo:paragraph-rsid="00fd0f99" style:font-weight-asian="normal" style:font-weight-complex="normal"/>
    </style:style>
    <style:style style:name="P67" style:family="paragraph" style:parent-style-name="Standard">
      <style:paragraph-properties fo:text-align="start" style:justify-single-word="false"/>
      <style:text-properties style:font-name="Liberation Serif" fo:font-weight="normal" officeooo:rsid="00e9aebd" officeooo:paragraph-rsid="00fd6ca4" style:font-weight-asian="normal" style:font-weight-complex="normal"/>
    </style:style>
    <style:style style:name="P68" style:family="paragraph" style:parent-style-name="Standard">
      <style:paragraph-properties fo:text-align="center" style:justify-single-word="false"/>
      <style:text-properties style:font-name="Liberation Mono" fo:font-weight="normal" officeooo:rsid="00c9f1d4" officeooo:paragraph-rsid="00c9f1d4" style:font-weight-asian="normal" style:font-weight-complex="normal"/>
    </style:style>
    <style:style style:name="P69" style:family="paragraph" style:parent-style-name="Standard">
      <style:paragraph-properties fo:text-align="center" style:justify-single-word="false"/>
      <style:text-properties style:font-name="Liberation Mono" fo:font-weight="normal" officeooo:rsid="00ce1623" officeooo:paragraph-rsid="00ce1623" style:font-weight-asian="normal" style:font-weight-complex="normal"/>
    </style:style>
    <style:style style:name="P70" style:family="paragraph" style:parent-style-name="Standard">
      <style:paragraph-properties fo:text-align="center" style:justify-single-word="false"/>
      <style:text-properties style:font-name="Liberation Mono" fo:font-weight="normal" officeooo:rsid="00ce1623" officeooo:paragraph-rsid="00c1f135" style:font-weight-asian="normal" style:font-weight-complex="normal"/>
    </style:style>
    <style:style style:name="P71" style:family="paragraph" style:parent-style-name="Standard">
      <style:paragraph-properties fo:text-align="center" style:justify-single-word="false"/>
      <style:text-properties style:font-name="Liberation Mono" fo:font-weight="normal" officeooo:rsid="00ce1623" officeooo:paragraph-rsid="00d385e2" style:font-weight-asian="normal" style:font-weight-complex="normal"/>
    </style:style>
    <style:style style:name="P72" style:family="paragraph" style:parent-style-name="Standard">
      <style:paragraph-properties fo:text-align="center" style:justify-single-word="false"/>
      <style:text-properties style:font-name="Liberation Mono" fo:font-weight="normal" officeooo:rsid="00e52add" officeooo:paragraph-rsid="00ead0d1" style:font-weight-asian="normal" style:font-weight-complex="normal"/>
    </style:style>
    <style:style style:name="P73" style:family="paragraph" style:parent-style-name="Standard">
      <style:paragraph-properties fo:text-align="start" style:justify-single-word="false"/>
      <style:text-properties fo:font-weight="bold" officeooo:rsid="00ad8065" officeooo:paragraph-rsid="00da7d10" style:font-weight-asian="bold" style:font-weight-complex="bold"/>
    </style:style>
    <style:style style:name="P74" style:family="paragraph" style:parent-style-name="Standard">
      <style:paragraph-properties fo:text-align="center" style:justify-single-word="false"/>
      <style:text-properties fo:font-weight="bold" officeooo:rsid="00dfe400" officeooo:paragraph-rsid="0100bc9e" style:font-weight-asian="bold" style:font-weight-complex="bold"/>
    </style:style>
    <style:style style:name="P75" style:family="paragraph" style:parent-style-name="Standard">
      <style:paragraph-properties fo:text-align="start" style:justify-single-word="false"/>
      <style:text-properties fo:font-weight="bold" officeooo:rsid="01083906" officeooo:paragraph-rsid="01083906" style:font-weight-asian="bold" style:font-weight-complex="bold"/>
    </style:style>
    <style:style style:name="P76" style:family="paragraph" style:parent-style-name="Standard">
      <style:paragraph-properties fo:text-align="start" style:justify-single-word="false"/>
      <style:text-properties fo:font-weight="bold" officeooo:rsid="0109f14f" officeooo:paragraph-rsid="0109f14f" style:font-weight-asian="bold" style:font-weight-complex="bold"/>
    </style:style>
    <style:style style:name="P77" style:family="paragraph" style:parent-style-name="Standard">
      <style:paragraph-properties fo:text-align="center" style:justify-single-word="false"/>
      <style:text-properties officeooo:paragraph-rsid="00dc4b9d"/>
    </style:style>
    <style:style style:name="P78" style:family="paragraph" style:parent-style-name="Standard">
      <style:paragraph-properties fo:text-align="center" style:justify-single-word="false"/>
      <style:text-properties officeooo:paragraph-rsid="00df15d9"/>
    </style:style>
    <style:style style:name="P79" style:family="paragraph" style:parent-style-name="Standard">
      <style:paragraph-properties fo:text-align="start" style:justify-single-word="false" fo:break-before="page"/>
      <style:text-properties fo:font-weight="bold" officeooo:rsid="0009923a" officeooo:paragraph-rsid="009e4e90" style:font-weight-asian="bold" style:font-weight-complex="bold"/>
    </style:style>
    <style:style style:name="T1" style:family="text">
      <style:text-properties officeooo:rsid="0009923a"/>
    </style:style>
    <style:style style:name="T2" style:family="text">
      <style:text-properties style:text-position="sub 58%"/>
    </style:style>
    <style:style style:name="T3" style:family="text">
      <style:text-properties style:text-position="sub 58%" officeooo:rsid="00a6ccd8"/>
    </style:style>
    <style:style style:name="T4" style:family="text">
      <style:text-properties style:text-position="sub 58%" fo:font-style="normal" officeooo:rsid="00c7575e" style:font-style-asian="normal" style:font-style-complex="normal"/>
    </style:style>
    <style:style style:name="T5" style:family="text">
      <style:text-properties style:text-position="sub 58%" fo:font-style="normal" officeooo:rsid="00d6f0bf" style:font-style-asian="normal" style:font-style-complex="normal"/>
    </style:style>
    <style:style style:name="T6" style:family="text">
      <style:text-properties style:text-position="sub 58%" officeooo:rsid="00c56760"/>
    </style:style>
    <style:style style:name="T7" style:family="text">
      <style:text-properties style:text-position="sub 58%" officeooo:rsid="00cc48b5"/>
    </style:style>
    <style:style style:name="T8" style:family="text">
      <style:text-properties style:text-position="sub 58%" officeooo:rsid="00c1f135"/>
    </style:style>
    <style:style style:name="T9" style:family="text">
      <style:text-properties style:text-position="sub 58%" officeooo:rsid="00c2030d"/>
    </style:style>
    <style:style style:name="T10" style:family="text">
      <style:text-properties style:text-position="sub 58%" officeooo:rsid="00d67cbb"/>
    </style:style>
    <style:style style:name="T11" style:family="text">
      <style:text-properties style:text-position="sub 58%" fo:font-style="italic" officeooo:rsid="00d6f0bf" style:font-style-asian="italic" style:font-style-complex="italic"/>
    </style:style>
    <style:style style:name="T12" style:family="text">
      <style:text-properties style:text-position="sub 58%" officeooo:rsid="00de1ac7"/>
    </style:style>
    <style:style style:name="T13" style:family="text">
      <style:text-properties style:text-position="super 58%"/>
    </style:style>
    <style:style style:name="T14" style:family="text">
      <style:text-properties style:text-position="super 58%" fo:font-weight="normal" officeooo:rsid="0018c6e5" style:font-weight-asian="normal" style:font-weight-complex="normal"/>
    </style:style>
    <style:style style:name="T15" style:family="text">
      <style:text-properties style:text-position="super 58%" officeooo:rsid="00cc48b5"/>
    </style:style>
    <style:style style:name="T16" style:family="text">
      <style:text-properties style:text-position="super 58%" officeooo:rsid="00c2030d"/>
    </style:style>
    <style:style style:name="T17" style:family="text">
      <style:text-properties style:text-position="super 58%" fo:font-style="normal" officeooo:rsid="00d6f0bf" style:font-style-asian="normal" style:font-style-complex="normal"/>
    </style:style>
    <style:style style:name="T18" style:family="text">
      <style:text-properties style:text-position="super 58%" fo:font-style="italic" officeooo:rsid="00d6f0bf" style:font-style-asian="italic" style:font-style-complex="italic"/>
    </style:style>
    <style:style style:name="T19" style:family="text">
      <style:text-properties style:text-position="super 58%" officeooo:rsid="00de1ac7"/>
    </style:style>
    <style:style style:name="T20" style:family="text">
      <style:text-properties style:text-position="super 58%" officeooo:rsid="00e26a03"/>
    </style:style>
    <style:style style:name="T21" style:family="text">
      <style:text-properties officeooo:rsid="000e2db3"/>
    </style:style>
    <style:style style:name="T22" style:family="text">
      <style:text-properties fo:font-weight="normal" officeooo:rsid="0018c6e5" style:font-weight-asian="normal" style:font-weight-complex="normal"/>
    </style:style>
    <style:style style:name="T23" style:family="text">
      <style:text-properties fo:font-weight="normal" officeooo:rsid="00a0753c" style:font-weight-asian="normal" style:font-weight-complex="normal"/>
    </style:style>
    <style:style style:name="T24" style:family="text">
      <style:text-properties fo:font-weight="normal" officeooo:rsid="00a1e61f" style:font-weight-asian="normal" style:font-weight-complex="normal"/>
    </style:style>
    <style:style style:name="T25" style:family="text">
      <style:text-properties fo:font-weight="normal" officeooo:rsid="00a310a1" style:font-weight-asian="normal" style:font-weight-complex="normal"/>
    </style:style>
    <style:style style:name="T26" style:family="text">
      <style:text-properties fo:font-weight="normal" officeooo:rsid="00a38304" style:font-weight-asian="normal" style:font-weight-complex="normal"/>
    </style:style>
    <style:style style:name="T27" style:family="text">
      <style:text-properties fo:font-weight="normal" officeooo:rsid="00a57fd5" style:font-weight-asian="normal" style:font-weight-complex="normal"/>
    </style:style>
    <style:style style:name="T28" style:family="text">
      <style:text-properties fo:font-weight="normal" officeooo:rsid="00ac5b62" style:font-weight-asian="normal" style:font-weight-complex="normal"/>
    </style:style>
    <style:style style:name="T29" style:family="text">
      <style:text-properties fo:font-weight="normal" officeooo:rsid="00b12f8c" style:font-weight-asian="normal" style:font-weight-complex="normal"/>
    </style:style>
    <style:style style:name="T30" style:family="text">
      <style:text-properties fo:font-weight="normal" officeooo:rsid="00bc2853" style:font-weight-asian="normal" style:font-weight-complex="normal"/>
    </style:style>
    <style:style style:name="T31" style:family="text">
      <style:text-properties fo:font-weight="normal" officeooo:rsid="00dc4b9d" style:font-weight-asian="normal" style:font-weight-complex="normal"/>
    </style:style>
    <style:style style:name="T32" style:family="text">
      <style:text-properties fo:font-weight="normal" officeooo:rsid="00de1ac7" style:font-weight-asian="normal" style:font-weight-complex="normal"/>
    </style:style>
    <style:style style:name="T33" style:family="text">
      <style:text-properties fo:font-weight="normal" officeooo:rsid="00e9aebd" style:font-weight-asian="normal" style:font-weight-complex="normal"/>
    </style:style>
    <style:style style:name="T34" style:family="text">
      <style:text-properties fo:font-weight="normal" officeooo:rsid="00df15d9" style:font-weight-asian="normal" style:font-weight-complex="normal"/>
    </style:style>
    <style:style style:name="T35" style:family="text">
      <style:text-properties officeooo:rsid="009e4e90"/>
    </style:style>
    <style:style style:name="T36" style:family="text">
      <style:text-properties officeooo:rsid="00a148e9"/>
    </style:style>
    <style:style style:name="T37" style:family="text">
      <style:text-properties officeooo:rsid="00a1d570"/>
    </style:style>
    <style:style style:name="T38" style:family="text">
      <style:text-properties officeooo:rsid="00aecb25"/>
    </style:style>
    <style:style style:name="T39" style:family="text">
      <style:text-properties officeooo:rsid="00b0bdcf"/>
    </style:style>
    <style:style style:name="T40" style:family="text">
      <style:text-properties officeooo:rsid="00b30909"/>
    </style:style>
    <style:style style:name="T41" style:family="text">
      <style:text-properties fo:font-style="italic" officeooo:rsid="00b30909" style:font-style-asian="italic" style:font-style-complex="italic"/>
    </style:style>
    <style:style style:name="T42" style:family="text">
      <style:text-properties fo:font-style="normal" officeooo:rsid="00b30909" style:font-style-asian="normal" style:font-style-complex="normal"/>
    </style:style>
    <style:style style:name="T43" style:family="text">
      <style:text-properties fo:font-style="normal" officeooo:rsid="00b6803a" style:font-style-asian="normal" style:font-style-complex="normal"/>
    </style:style>
    <style:style style:name="T44" style:family="text">
      <style:text-properties fo:font-style="normal" officeooo:rsid="00b75d7a" style:font-style-asian="normal" style:font-style-complex="normal"/>
    </style:style>
    <style:style style:name="T45" style:family="text">
      <style:text-properties fo:font-style="normal" officeooo:rsid="00b7fe89" style:font-style-asian="normal" style:font-style-complex="normal"/>
    </style:style>
    <style:style style:name="T46" style:family="text">
      <style:text-properties fo:font-style="normal" officeooo:rsid="00b85fc1" style:font-style-asian="normal" style:font-style-complex="normal"/>
    </style:style>
    <style:style style:name="T47" style:family="text">
      <style:text-properties fo:font-style="normal" officeooo:rsid="00b99bb4" style:font-style-asian="normal" style:font-style-complex="normal"/>
    </style:style>
    <style:style style:name="T48" style:family="text">
      <style:text-properties fo:font-style="normal" officeooo:rsid="00c22b00" style:font-style-asian="normal" style:font-style-complex="normal"/>
    </style:style>
    <style:style style:name="T49" style:family="text">
      <style:text-properties fo:font-style="normal" officeooo:rsid="00c327f6" style:font-style-asian="normal" style:font-style-complex="normal"/>
    </style:style>
    <style:style style:name="T50" style:family="text">
      <style:text-properties fo:font-style="normal" officeooo:rsid="00c420c2" style:font-style-asian="normal" style:font-style-complex="normal"/>
    </style:style>
    <style:style style:name="T51" style:family="text">
      <style:text-properties officeooo:rsid="0018c6e5"/>
    </style:style>
    <style:style style:name="T52" style:family="text">
      <style:text-properties officeooo:rsid="00bd6f7d"/>
    </style:style>
    <style:style style:name="T53" style:family="text">
      <style:text-properties style:font-name="Liberation Serif" officeooo:rsid="00f98b10"/>
    </style:style>
    <style:style style:name="T54" style:family="text">
      <style:text-properties fo:color="#000000" fo:background-color="#ffffff"/>
    </style:style>
    <style:style style:name="T55" style:family="text">
      <style:text-properties fo:color="#000000" officeooo:rsid="00c059f5" fo:background-color="#ffffff"/>
    </style:style>
    <style:style style:name="T56" style:family="text">
      <style:text-properties officeooo:rsid="00c1f135"/>
    </style:style>
    <style:style style:name="T57" style:family="text">
      <style:text-properties officeooo:rsid="00c2030d"/>
    </style:style>
    <style:style style:name="T58" style:family="text">
      <style:text-properties style:text-position="0% 100%"/>
    </style:style>
    <style:style style:name="T59" style:family="text">
      <style:text-properties style:text-position="0% 100%" officeooo:rsid="00c56760"/>
    </style:style>
    <style:style style:name="T60" style:family="text">
      <style:text-properties style:text-position="0% 100%" officeooo:rsid="00c2030d"/>
    </style:style>
    <style:style style:name="T61" style:family="text">
      <style:text-properties style:text-position="0% 100%" officeooo:rsid="00d67cbb"/>
    </style:style>
    <style:style style:name="T62" style:family="text">
      <style:text-properties style:text-position="0% 100%" fo:font-style="italic" officeooo:rsid="00d67cbb" style:font-style-asian="italic" style:font-style-complex="italic"/>
    </style:style>
    <style:style style:name="T63" style:family="text">
      <style:text-properties style:text-position="0% 100%" fo:font-style="italic" officeooo:rsid="00d6f0bf" style:font-style-asian="italic" style:font-style-complex="italic"/>
    </style:style>
    <style:style style:name="T64" style:family="text">
      <style:text-properties style:text-position="0% 100%" fo:font-style="normal" officeooo:rsid="00d67cbb" style:font-style-asian="normal" style:font-style-complex="normal"/>
    </style:style>
    <style:style style:name="T65" style:family="text">
      <style:text-properties style:text-position="0% 100%" fo:font-style="normal" officeooo:rsid="00d6f0bf" style:font-style-asian="normal" style:font-style-complex="normal"/>
    </style:style>
    <style:style style:name="T66" style:family="text">
      <style:text-properties style:text-position="0% 100%" officeooo:rsid="00dc4b9d"/>
    </style:style>
    <style:style style:name="T67" style:family="text">
      <style:text-properties style:text-position="0% 100%" officeooo:rsid="00e16287"/>
    </style:style>
    <style:style style:name="T68" style:family="text">
      <style:text-properties style:text-position="0% 100%" officeooo:rsid="00e26a03"/>
    </style:style>
    <style:style style:name="T69" style:family="text">
      <style:text-properties style:text-position="0% 100%" officeooo:rsid="00e2d378"/>
    </style:style>
    <style:style style:name="T70" style:family="text">
      <style:text-properties style:text-position="0% 100%" officeooo:rsid="00e3782a"/>
    </style:style>
    <style:style style:name="T71" style:family="text">
      <style:text-properties style:text-position="0% 100%" officeooo:rsid="00fd6ca4"/>
    </style:style>
    <style:style style:name="T72" style:family="text">
      <style:text-properties style:text-position="0% 100%" officeooo:rsid="00fe686f"/>
    </style:style>
    <style:style style:name="T73" style:family="text">
      <style:text-properties style:text-position="0% 100%" officeooo:rsid="0100bc9e"/>
    </style:style>
    <style:style style:name="T74" style:family="text">
      <style:text-properties style:text-position="0% 100%" officeooo:rsid="0104213c"/>
    </style:style>
    <style:style style:name="T75" style:family="text">
      <style:text-properties style:text-position="0% 100%" officeooo:rsid="0105de49"/>
    </style:style>
    <style:style style:name="T76" style:family="text">
      <style:text-properties officeooo:rsid="00c7575e"/>
    </style:style>
    <style:style style:name="T77" style:family="text">
      <style:text-properties officeooo:rsid="00cc48b5"/>
    </style:style>
    <style:style style:name="T78" style:family="text">
      <style:text-properties style:font-name="Liberation Mono"/>
    </style:style>
    <style:style style:name="T79" style:family="text">
      <style:text-properties style:font-name="Liberation Mono" officeooo:rsid="00d385e2"/>
    </style:style>
    <style:style style:name="T80" style:family="text">
      <style:text-properties officeooo:rsid="00d385e2"/>
    </style:style>
    <style:style style:name="T81" style:family="text">
      <style:text-properties officeooo:rsid="00d44f16"/>
    </style:style>
    <style:style style:name="T82" style:family="text">
      <style:text-properties officeooo:rsid="00d57a5c"/>
    </style:style>
    <style:style style:name="T83" style:family="text">
      <style:text-properties officeooo:rsid="00dc4b9d"/>
    </style:style>
    <style:style style:name="T84" style:family="text">
      <style:text-properties officeooo:rsid="00de1ac7"/>
    </style:style>
    <style:style style:name="T85" style:family="text">
      <style:text-properties officeooo:rsid="00e16287"/>
    </style:style>
    <style:style style:name="T86" style:family="text">
      <style:text-properties officeooo:rsid="00e6371c"/>
    </style:style>
    <style:style style:name="T87" style:family="text">
      <style:text-properties officeooo:rsid="00e7f4ec"/>
    </style:style>
    <style:style style:name="T88" style:family="text">
      <style:text-properties officeooo:rsid="00e8546d"/>
    </style:style>
    <style:style style:name="T89" style:family="text">
      <style:text-properties officeooo:rsid="00f298da"/>
    </style:style>
    <style:style style:name="T90" style:family="text">
      <style:text-properties officeooo:rsid="00f98b10"/>
    </style:style>
    <style:style style:name="T91" style:family="text">
      <style:text-properties officeooo:rsid="00fc259d"/>
    </style:style>
    <style:style style:name="T92" style:family="text">
      <style:text-properties officeooo:rsid="00fd0f99"/>
    </style:style>
    <style:style style:name="T93" style:family="text">
      <style:text-properties officeooo:rsid="010d5f53"/>
    </style:style>
    <style:style style:name="T94" style:family="text">
      <style:text-properties officeooo:rsid="010e4870"/>
    </style:style>
    <style:style style:name="T95" style:family="text">
      <style:text-properties officeooo:rsid="0115d6a8"/>
    </style:style>
    <style:style style:name="T96" style:family="text">
      <style:text-properties officeooo:rsid="0117b2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Evans</text:p>
      <text:p text:style-name="P2">CS 6058 </text:p>
      <text:p text:style-name="P2">Data / Security and Privacy</text:p>
      <text:p text:style-name="P2">Spring 2018</text:p>
      <text:p text:style-name="P2">Homework <text:span text:style-name="T35">4</text:span></text:p>
      <text:p text:style-name="P2"/>
      <text:p text:style-name="P3">Problem 1</text:p>
      <text:p text:style-name="P10">In the Birthday Problem, we assume there are D = 365 days each year, and the birthdays are uniformly distributed. If there are n students in a room, then the probability that there are two students having a same birthday can be calculated as</text:p>
      <text:p text:style-name="P10"/>
      <text:p text:style-name="P7"><text:span text:style-name="T22">p = 1</text:span><text:span text:style-name="T24">-(D!</text:span><text:span text:style-name="T28">)</text:span><text:span text:style-name="T24">/(</text:span><text:span text:style-name="T22">D</text:span><text:span text:style-name="T14">n</text:span><text:span text:style-name="T22">*(D</text:span><text:span text:style-name="T30">-</text:span><text:span text:style-name="T22">n)!</text:span><text:span text:style-name="T24">) </text:span><text:span text:style-name="T22">= 1</text:span><text:span text:style-name="T25">-(</text:span><text:span text:style-name="T22">365!</text:span><text:span text:style-name="T25">)/(</text:span><text:span text:style-name="T22">365</text:span><text:span text:style-name="T14">n</text:span><text:span text:style-name="T22">*(365</text:span><text:span text:style-name="T30">-</text:span><text:span text:style-name="T22">n)!</text:span><text:span text:style-name="T25">)</text:span></text:p>
      <text:p text:style-name="P10"/>
      <text:p text:style-name="P10">(a) Please explain why this probability can be computed using Eq. 1; </text:p>
      <text:p text:style-name="P6"><text:span text:style-name="T22">(b) Assume the output of a hash function has l = 30 bits, an attacker is trying to </text:span><text:span text:style-name="T23">find</text:span><text:span text:style-name="T22"> a collision using a brute-force attack. If this attacker tries 10,000 </text:span><text:span text:style-name="T23">different</text:span><text:span text:style-name="T22"> inputs in total, then what is the probability that there is a collision? Note: here we assume this attacker chooses </text:span><text:span text:style-name="T23">different</text:span><text:span text:style-name="T22"> inputs uniformly. For this problem, you only need to compute an approximate probability using Taylor series. </text:span></text:p>
      <text:p text:style-name="P10">(c) We learned that Eq. 1 can be approximately computed as</text:p>
      <text:p text:style-name="P10"/>
      <text:p text:style-name="P7"><text:span text:style-name="T22">p ≈ 1-e</text:span><text:span text:style-name="T26">^(</text:span><text:span text:style-name="T29">-</text:span><text:span text:style-name="T22">n</text:span><text:span text:style-name="T26">^</text:span><text:span text:style-name="T22">2/</text:span><text:span text:style-name="T26">(</text:span><text:span text:style-name="T22">2</text:span><text:span text:style-name="T26">D))</text:span></text:p>
      <text:p text:style-name="P10"/>
      <text:p text:style-name="P6"><text:span text:style-name="T22">in one of our lectures. Please explain why Eq. 1 can be computed as Eq. 2 using Taylor series (e</text:span><text:span text:style-name="T14">x</text:span><text:span text:style-name="T22"> ≈ 1+x, if x </text:span><text:span text:style-name="T27">&lt;&lt;</text:span><text:span text:style-name="T22"> 1).</text:span></text:p>
      <text:p text:style-name="P5"/>
      <text:p text:style-name="P25"><text:span text:style-name="T39">(a) </text:span>Equation 1 can be used to solve for the probability of birthday collisions by using induction, and starting with a few cases. In the base case with 1 student, there is no probability of collision. In the case that there are 366 students, there is 100 percent probability of a collision. <text:span text:style-name="T38">For 2 students, there is 1/365 chance that there is a collision. For 3 students, there is a 2/365 chance that there is a collision. This pattern can be followed inductively to define the probability equation in Equation 1.</text:span></text:p>
      <text:p text:style-name="P25"/>
      <text:p text:style-name="P26">(b) </text:p>
      <text:p text:style-name="P26"/>
      <text:p text:style-name="P58"><text:span text:style-name="T51">p ≈ 1-e^(-n^2/(2D))</text:span></text:p>
      <text:p text:style-name="P60">n = 10,000</text:p>
      <text:p text:style-name="P61">D = <text:span text:style-name="T52">2^30 = 1073741824</text:span></text:p>
      <text:p text:style-name="P61"/>
      <text:p text:style-name="P59"><text:span text:style-name="T51">p ≈ 1-e^(-10000^2/(2*1073741824))</text:span></text:p>
      <text:p text:style-name="P62">p ≈ <text:span text:style-name="T54">0.045</text:span><text:span text:style-name="T55">5</text:span></text:p>
      <text:p text:style-name="P63"/>
      <text:p text:style-name="P27">(c) <text:span text:style-name="T40">Equation 2 can be analyzed as follows. First, the subtracted terms bound the resulting probability between zero and one. The second term contains a negative exponent which accounts for the exponential decay. The exponent contains an </text:span><text:span text:style-name="T41">n</text:span><text:span text:style-name="T40"> squared numerator and a denominator of </text:span><text:span text:style-name="T41">D</text:span><text:span text:style-name="T40"> * 2. As </text:span><text:span text:style-name="T41">n</text:span><text:span text:style-name="T40"> approaches </text:span><text:span text:style-name="T41">D</text:span><text:span text:style-name="T42">, </text:span><text:span text:style-name="T46">the numerator </text:span><text:span text:style-name="T42">dominates the denominator,</text:span><text:span text:style-name="T43"> rendering the subtracted term </text:span><text:span text:style-name="T44">in Equation 2 </text:span><text:span text:style-name="T43">very nearly zero, </text:span><text:span text:style-name="T47">and </text:span><text:span text:style-name="T45">resulting in a probability </text:span><text:span text:style-name="T47">that approaches</text:span><text:span text:style-name="T45"> 1. </text:span><text:span text:style-name="T48">This approximates the behavior of the Equation 1 without requiring factorial operations, which are compuationally </text:span><text:span text:style-name="T50">more </text:span><text:span text:style-name="T48">expensive. </text:span><text:span text:style-name="T49">The actual equation is derived, however, by applying a Taylor series expansion. </text:span></text:p>
      <text:p text:style-name="P11">Problem <text:span text:style-name="T21">2</text:span></text:p>
      <text:p text:style-name="P8">Given a set Z<text:span text:style-name="T2">13</text:span> = {0,1,2,3,4,5,6,7,8,9,10,11,12}, we say that Z<text:span text:style-name="T2">13</text:span> is an additive group mod 13.</text:p>
      <text:p text:style-name="P8"/>
      <text:p text:style-name="P8">(a) What is the identity of this group? and what is the order of this group? </text:p>
      <text:p text:style-name="P8">(b) We <text:span text:style-name="T36">define</text:span> a function f<text:span text:style-name="T2">e</text:span> : Z<text:span text:style-name="T2">13</text:span> → Z<text:span text:style-name="T2">13</text:span>, where f<text:span text:style-name="T2">e</text:span>(g) = e·g, e is an integer and g is an element of this group Z<text:span text:style-name="T2">13</text:span>. If we choose e = 3, then is this function f<text:span text:style-name="T2">e</text:span> a permutation of this group Z<text:span text:style-name="T2">13</text:span>? If it is a permutation when e = 3, then please explain why and compute the output of each input using this function f<text:span text:style-name="T2">e</text:span>.</text:p>
      <text:p text:style-name="P9">(c) Based on this additive group Z<text:span text:style-name="T2">13</text:span>, please list all the elements in multiplicative group Z<text:span text:style-name="T13">∗</text:span><text:span text:style-name="T2">13</text:span>. What is the identity of group Z<text:span text:style-name="T13">∗</text:span><text:span text:style-name="T2">13</text:span> and what is the order of Z<text:span text:style-name="T13">∗</text:span><text:span text:style-name="T2">13</text:span>?</text:p>
      <text:p text:style-name="P9">(d) Please list all the elements in group Z<text:span text:style-name="T2">20</text:span> and all the elements in group Z<text:span text:style-name="T13">∗</text:span><text:span text:style-name="T3">20</text:span></text:p>
      <text:p text:style-name="P4"/>
      <text:p text:style-name="P16"><text:span text:style-name="T56">(a) The additive identity for the additive group Z</text:span><text:span text:style-name="T4">13</text:span><text:span text:style-name="T76"> mod 13 is zero. The order of the group Z</text:span><text:span text:style-name="T6">13</text:span><text:span text:style-name="T59"> is 13.</text:span></text:p>
      <text:p text:style-name="P16"/>
      <text:p text:style-name="P14"><text:span text:style-name="T56">(b) The function fe, where e is 3, for the additive group mod 13, is a permutation because the greatest common denominator of 13 and 3 is 1.</text:span></text:p>
      <text:p text:style-name="P14"/>
      <text:p text:style-name="P68">Z<text:span text:style-name="T2">13</text:span><text:span text:style-name="T58"> <text:s/>0 <text:s/>1 <text:s/>2 <text:s/>3 <text:s/>4 <text:s/>5 <text:s/>6 <text:s/>7 <text:s/>8 <text:s/>9 10 11 12</text:span></text:p>
      <text:p text:style-name="P68">f<text:span text:style-name="T2">e </text:span><text:span text:style-name="T58"><text:s text:c="2"/>0 <text:s/>3 <text:s/>6 <text:s/>9 12 <text:s/>2 <text:s/>5 <text:s/>8 11 <text:s/>1 <text:s/>4 <text:s/>7 10</text:span></text:p>
      <text:p text:style-name="P14"/>
      <text:p text:style-name="P14"><text:span text:style-name="T56">(c) The identity of the group Z</text:span><text:span text:style-name="T15">*</text:span><text:span text:style-name="T7">13</text:span><text:span text:style-name="T77"> mod 13 is 1 and the order of the group Z</text:span><text:span text:style-name="T15">*</text:span><text:span text:style-name="T7">13</text:span><text:span text:style-name="T77"> mod 13 is 12. Since the modulo, 13, is prime, all numbers of the set are relatively prime, therefore can be included in the set. Zero is not included in the set as it has no multiplicative inverse.</text:span></text:p>
      <text:p text:style-name="P14"/>
      <text:p text:style-name="P30"><text:span text:style-name="T78">b <text:s text:c="9"/>1 <text:s/>2 <text:s/>3 <text:s/>4 <text:s/>5 <text:s/>6 <text:s/>7 <text:s/>8 <text:s/>9 10 11 12</text:span></text:p>
      <text:p text:style-name="P69">gcd(b, 13) 1 <text:s/>1 <text:s/>1 <text:s/>1 <text:s/>1 <text:s/>1 <text:s/>1 <text:s/>1 <text:s/>1 <text:s/>1 <text:s/>1 <text:s/>1</text:p>
      <text:p text:style-name="P70"/>
      <text:p text:style-name="P69">Z<text:span text:style-name="T13">*</text:span><text:span text:style-name="T2">13 </text:span>= {1,2,3,4,5,6,7,8,9,10,11,12}</text:p>
      <text:p text:style-name="P14"/>
      <text:p text:style-name="P17"><text:span text:style-name="T56">(d) Z</text:span><text:span text:style-name="T8">20</text:span><text:span text:style-name="T56"> = {0,1,2,3,4,5,6,7,8,9,10,11,12,13,14,15,16,17,18,19}</text:span></text:p>
      <text:p text:style-name="P17"/>
      <text:p text:style-name="P31"><text:span text:style-name="T78">b <text:s text:c="9"/>1 <text:s/>2 <text:s/>3 <text:s/>4 <text:s/>5 <text:s/>6 <text:s/>7 <text:s/>8 <text:s/>9 10 11 12 </text:span><text:span text:style-name="T79">13 14 15 16 17 18 19</text:span></text:p>
      <text:p text:style-name="P71">gcd(b, <text:span text:style-name="T80">20</text:span>) 1 <text:s/><text:span text:style-name="T82">2</text:span> <text:s/>1 <text:s/><text:span text:style-name="T82">4</text:span> <text:s/><text:span text:style-name="T82">5</text:span> <text:s/><text:span text:style-name="T82">2</text:span> <text:s/>1 <text:s/><text:span text:style-name="T82">4</text:span> <text:s/>1 <text:span text:style-name="T82">10</text:span> <text:s/>1 <text:s/><text:span text:style-name="T82">4</text:span> <text:s/><text:span text:style-name="T81">1 <text:s/>2 <text:s/>5 <text:s/>4 <text:s/>1 <text:s/>2 <text:s/>1</text:span></text:p>
      <text:p text:style-name="P17"/>
      <text:p text:style-name="P32">Z<text:span text:style-name="T13">*</text:span><text:span text:style-name="T2">20</text:span> = {<text:span text:style-name="T82">1,3,7,9,11,13,17,19</text:span>}</text:p>
      <text:p text:style-name="P12">Problem <text:span text:style-name="T35">3</text:span></text:p>
      <text:p text:style-name="P8">Given N = p×q, where p is a prime and q is a prime, </text:p>
      <text:p text:style-name="P8"/>
      <text:p text:style-name="P8">(a) Prove that the number of elements in multiplicative group Z<text:span text:style-name="T13">∗</text:span><text:span text:style-name="T2">N</text:span> is equal to (p−1)(q−1). </text:p>
      <text:p text:style-name="P8">(b) Given N = p<text:span text:style-name="T2">1</text:span> ·p<text:span text:style-name="T2">2</text:span> ·p<text:span text:style-name="T2">3</text:span> = 13×5×7, what is the group order of multiplicative group Z<text:span text:style-name="T13">∗</text:span><text:span text:style-name="T2">N</text:span>?</text:p>
      <text:p text:style-name="P4"/>
      <text:p text:style-name="P18"><text:span text:style-name="T57">(a) The number of elements in the multiplicative group Z</text:span><text:span text:style-name="T16">*</text:span><text:span text:style-name="T10">N</text:span><text:span text:style-name="T61">,</text:span><text:span text:style-name="T60"> </text:span><text:span text:style-name="T61">where </text:span><text:span text:style-name="T62">N = pq</text:span><text:span text:style-name="T61">, and </text:span><text:span text:style-name="T62">p</text:span><text:span text:style-name="T61"> and </text:span><text:span text:style-name="T62">q</text:span><text:span text:style-name="T61"> are both prime, is equal to </text:span><text:span text:style-name="T62">(p-1)(q-1) </text:span><text:span text:style-name="T61">because there are </text:span><text:span text:style-name="T62">(q-1) </text:span><text:span text:style-name="T61">elements such that </text:span><text:span text:style-name="T62">gcd(a, N) <text:s/>= p</text:span><text:span text:style-name="T61"> and </text:span><text:span text:style-name="T62">(p-1)</text:span><text:span text:style-name="T61"> elements such that </text:span><text:span text:style-name="T62">gcd(a, N) = q</text:span><text:span text:style-name="T61">. Therefore, the number of elements where </text:span><text:span text:style-name="T62">gcd(a, N) != 1</text:span><text:span text:style-name="T61"> is </text:span><text:span text:style-name="T62">(p-1) + (q-1)</text:span><text:span text:style-name="T64">, </text:span><text:span text:style-name="T65">and the number of elements in Z</text:span><text:span text:style-name="T17">*</text:span><text:span text:style-name="T5">N</text:span><text:span text:style-name="T65">, where </text:span><text:span text:style-name="T63">gcd(a, N) = 1</text:span><text:span text:style-name="T65">, is </text:span><text:span text:style-name="T63">N - 1 - (q-1) - (p-1) = (p-1)(q-1) = |Z</text:span><text:span text:style-name="T18">*</text:span><text:span text:style-name="T11">N</text:span><text:span text:style-name="T63">|</text:span><text:span text:style-name="T65">. </text:span></text:p>
      <text:p text:style-name="P18"/>
      <text:p text:style-name="P19"><text:span text:style-name="T57">(b) </text:span></text:p>
      <text:p text:style-name="P19"/>
      <text:p text:style-name="P33">p<text:span text:style-name="T2">1</text:span> = 13</text:p>
      <text:p text:style-name="P33">p<text:span text:style-name="T2">2</text:span> = 5</text:p>
      <text:p text:style-name="P33">p<text:span text:style-name="T2">3</text:span> = 7 </text:p>
      <text:p text:style-name="P19"><text:span text:style-name="T57">|Z</text:span><text:span text:style-name="T16">*</text:span><text:span text:style-name="T9">N</text:span><text:span text:style-name="T57">| = (p</text:span><text:span text:style-name="T9">1</text:span><text:span text:style-name="T57">-1)(p</text:span><text:span text:style-name="T9">2</text:span><text:span text:style-name="T57">-1)(p</text:span><text:span text:style-name="T9">3</text:span><text:span text:style-name="T57">-1) = (13-1)(4-1)(7-1) = 12*3*6 = 36*6 = 180 + 36 = 216</text:span></text:p>
      <text:p text:style-name="P73"><text:span text:style-name="T57">|Z</text:span><text:span text:style-name="T16">*</text:span><text:span text:style-name="T9">N</text:span><text:span text:style-name="T57">| = 216</text:span></text:p>
      <text:p text:style-name="P19"/>
      <text:p text:style-name="P12">Problem <text:span text:style-name="T35">4</text:span></text:p>
      <text:p text:style-name="P8">In textbook RSA key generation function, assume we have chosen two primes p = 29 and q = 47.</text:p>
      <text:p text:style-name="P8"/>
      <text:p text:style-name="P8">(a) According to the key generation algorithm, can we choose integer e as e = 7? If we can choose e = 7, please explain the reason, and calculate the public key and private key of textbook RSA using extended Euclidean algorithm. If we cannot choose e = 7, please also explain the reason. </text:p>
      <text:p text:style-name="P8">(b) According to the key generation algorithm, can we choose integer e as e = 15? If we can choose e = 15, please explain the reason, and calculate the public key and private key of textbook RSA using extended Euclidean algorithm. If we cannot choose e = 15, please also explain the reason. </text:p>
      <text:p text:style-name="P8">(c) Given a message m = 2, if e = 7 is a valid parameter, then what is the ciphertext of message m in textbook RSA? if e = 15 is a valid parameter, then what is the ciphertext of message m in textbook RSA?</text:p>
      <text:p text:style-name="P8">(d) Given a ciphertext c = 2, if e = 7 is a valid parameter, then what is the output of the decryption algorithm in textbook RSA? if e = 15 is a valid parameter, then what is the output of the decryption algorithm in textbook RSA?</text:p>
      <text:p text:style-name="P4"/>
      <text:p text:style-name="P36">N = pq = 29 * 47 = 1363</text:p>
      <text:p text:style-name="P35"><text:span text:style-name="T83">Φ(N) = |Z</text:span><text:span text:style-name="T19">*</text:span><text:span text:style-name="T12">N</text:span><text:span text:style-name="T84">| = (p-1)(q-1) = (29-1)(47-1) = 28*46 = 1288</text:span></text:p>
      <text:p text:style-name="P4"/>
      <text:p text:style-name="P13"><text:span text:style-name="T57">(a) </text:span></text:p>
      <text:p text:style-name="P77"><text:span text:style-name="T31">e = 7</text:span></text:p>
      <text:p text:style-name="P77"><text:span text:style-name="T31">gcd(7,</text:span><text:span text:style-name="T32">1288</text:span><text:span text:style-name="T31">) = </text:span><text:span text:style-name="T32">7</text:span></text:p>
      <text:p text:style-name="P78"><text:span text:style-name="T32">e </text:span><text:span text:style-name="T34">= 7 cannot be used because </text:span><text:span text:style-name="T31">gcd(7,</text:span><text:span text:style-name="T32">1288</text:span><text:span text:style-name="T31">) != </text:span><text:span text:style-name="T34">1</text:span></text:p>
      <text:p text:style-name="P13"/>
      <text:p text:style-name="P20"><text:span text:style-name="T57">(b) </text:span></text:p>
      <text:p text:style-name="P24"><text:span text:style-name="T57">e = 15 can be used because gcd(15,1288) = 1</text:span></text:p>
      <text:p text:style-name="P40"><text:span text:style-name="T69"/></text:p>
      <text:p text:style-name="P38"/>
      <text:p text:style-name="P72">1288 % 15 = 13; <text:s text:c="2"/><text:span text:style-name="T86">1288 = 85 * 15 + 13; <text:s text:c="2"/>13 = 1288 - 85 * 15;</text:span></text:p>
      <text:p text:style-name="P72"><text:s text:c="2"/>15 % 13 = <text:s/>2; <text:s text:c="4"/><text:span text:style-name="T86">15 = <text:s/>1 * 13 + <text:s/>2; <text:s text:c="3"/>2 = <text:s text:c="2"/>15 - <text:s/>1 * 13;</text:span></text:p>
      <text:p text:style-name="P72"><text:s text:c="2"/>13 % <text:s/><text:span text:style-name="T86">2</text:span> = <text:s/>1; <text:s text:c="4"/><text:span text:style-name="T86">13 = <text:s/>6 * <text:s/>2 + <text:s/>1; <text:s text:c="3"/>1 = <text:s text:c="2"/>13 - <text:s/>6 * <text:s/>2;</text:span></text:p>
      <text:p text:style-name="P72"><text:s text:c="3"/>2 % <text:s/>1 = <text:s/>0; <text:s text:c="5"/><text:span text:style-name="T87">2 = <text:s/>2 * <text:s/>1 + <text:s/>0; <text:s text:c="3"/>0 = <text:s text:c="3"/>2 - <text:s/>2 * <text:s/>1;</text:span></text:p>
      <text:p text:style-name="P41"/>
      <text:p text:style-name="P44">a = e = 15 </text:p>
      <text:p text:style-name="P45">b = <text:span text:style-name="T66">Φ(N) </text:span><text:span text:style-name="T58">= 1288</text:span></text:p>
      <text:p text:style-name="P43">1 = m*a + n*b </text:p>
      <text:p text:style-name="P43"><text:span text:style-name="T58">1 = m*a mod b</text:span></text:p>
      <text:p text:style-name="P44"><text:span text:style-name="T58"/></text:p>
      <text:p text:style-name="P42">1 = 13 - 6 * 2</text:p>
      <text:p text:style-name="P42">1 = <text:span text:style-name="T89">13</text:span> - 6 * (<text:span text:style-name="T88">15 - 1 * 13</text:span>)</text:p>
      <text:p text:style-name="P46"><text:span text:style-name="T90">1 = -6 * 15 + <text:s/>7 </text:span><text:span text:style-name="T53">* 13</text:span></text:p>
      <text:p text:style-name="P64">1 = -6 * 15 + <text:s/>7 * (1288 - 85 * 15)</text:p>
      <text:p text:style-name="P65">1 = -6 * 15 + <text:s/>7 * 1288 - <text:span text:style-name="T91">7 * </text:span>85 * 15</text:p>
      <text:p text:style-name="P65">1 = <text:span text:style-name="T91">(</text:span>-6 <text:span text:style-name="T91">- 7 * 85)</text:span> * 15 + <text:s/>7 * 1288</text:p>
      <text:p text:style-name="P66">1 = -<text:span text:style-name="T92">601</text:span> * 15 + <text:s/>7 * 1288</text:p>
      <text:p text:style-name="P67"><text:span text:style-name="T58">1 = m*a mod b</text:span></text:p>
      <text:p text:style-name="P67"><text:span text:style-name="T58">1 = </text:span><text:span text:style-name="T71">(-601) </text:span><text:span text:style-name="T58">* </text:span><text:span text:style-name="T71">15</text:span><text:span text:style-name="T58"> mod </text:span><text:span text:style-name="T71">1288</text:span></text:p>
      <text:p text:style-name="P47"><text:soft-page-break/>m = a<text:span text:style-name="T13">-1</text:span><text:span text:style-name="T58"> = -601 = 687 mod 1288</text:span></text:p>
      <text:p text:style-name="P48"><text:span text:style-name="T58">d = e</text:span><text:span text:style-name="T13">-1</text:span><text:span text:style-name="T58"> = <text:s/></text:span><text:span text:style-name="T72">687</text:span></text:p>
      <text:p text:style-name="P37"/>
      <text:p text:style-name="P39">d = e<text:span text:style-name="T13">-1</text:span><text:span text:style-name="T58">mod </text:span><text:span text:style-name="T66">Φ(N) </text:span><text:span text:style-name="T67">= </text:span><text:span text:style-name="T70">15</text:span><text:span text:style-name="T20">-1</text:span><text:span text:style-name="T68"> mod 1288 </text:span><text:span text:style-name="T69">= </text:span><text:span text:style-name="T73">687</text:span></text:p>
      <text:p text:style-name="P74">pk = (N,e) <text:span text:style-name="T85">= (1363, 15)</text:span></text:p>
      <text:p text:style-name="P74">sk = d <text:span text:style-name="T85">= 687</text:span></text:p>
      <text:p text:style-name="P37"/>
      <text:p text:style-name="P21"><text:span text:style-name="T57">(c)</text:span></text:p>
      <text:p text:style-name="P21"/>
      <text:p text:style-name="P49"><text:span text:style-name="T74">m </text:span><text:span text:style-name="T58">= </text:span><text:span text:style-name="T74">2</text:span></text:p>
      <text:p text:style-name="P50"><text:span text:style-name="T58">e = 15</text:span></text:p>
      <text:p text:style-name="P52"><text:span text:style-name="T58">N = </text:span><text:span text:style-name="T66">1363</text:span></text:p>
      <text:p text:style-name="P50"><text:span text:style-name="T75"/></text:p>
      <text:p text:style-name="P52"><text:span text:style-name="T75">c </text:span><text:span text:style-name="T58">= m</text:span><text:span text:style-name="T13">e</text:span><text:span text:style-name="T58"> mod N</text:span></text:p>
      <text:p text:style-name="P55">c = 2<text:span text:style-name="T13">15</text:span> mod 1363</text:p>
      <text:p text:style-name="P75">c = 56</text:p>
      <text:p text:style-name="P15"/>
      <text:p text:style-name="P22"><text:span text:style-name="T57">(d)</text:span></text:p>
      <text:p text:style-name="P22"/>
      <text:p text:style-name="P51">c = 2</text:p>
      <text:p text:style-name="P51">e = 15</text:p>
      <text:p text:style-name="P56">d = 687</text:p>
      <text:p text:style-name="P53"><text:span text:style-name="T58">N = </text:span><text:span text:style-name="T66">1363</text:span></text:p>
      <text:p text:style-name="P22"/>
      <text:p text:style-name="P54">m = c<text:span text:style-name="T13">d</text:span> mod N</text:p>
      <text:p text:style-name="P56">m = 2<text:span text:style-name="T13">687</text:span><text:span text:style-name="T58"> mod 1363</text:span></text:p>
      <text:p text:style-name="P76"><text:span text:style-name="T58">m = 288</text:span></text:p>
      <text:p text:style-name="P12">Problem <text:span text:style-name="T35">5</text:span></text:p>
      <text:p text:style-name="P8">In ransomware, an attack essentially leverages the main idea of hybrid encryption to attack users. Without paying Bitcoins to the attacker, a user cannot recover its data.</text:p>
      <text:p text:style-name="P8"/>
      <text:p text:style-name="P8">(a) Please explain/describe how ransomware encrypts data on a user’s computer using <text:span text:style-name="T37">hybrid</text:span> encryption. </text:p>
      <text:p text:style-name="P8">(b) If an attacker can only leverage symmetric-key encryption to encrypt users’ data in a ransomware, then what are the major steps in this attack such that this attacker can still provide a copy of a decryption key if a user pays Bitcoins. From the perspective of this attacker, compared to using hybrid encryption, what are the limitations of this attack if it only uses symmetric-key encryption?</text:p>
      <text:p text:style-name="P4"/>
      <text:p text:style-name="P23"><text:span text:style-name="T57">(a) Ransomware typically uses a secure hybrid encryption scheme to hold user data hostage. The hybrid encryption scheme uses a randomly generated AES key to encrypt the victims data, then encrypts the AES key with the attackers public key, and sends the encrypted AES key back to the attacker, and the plaintext AES key is destroyed. The attacker will only release the decrypted AES key back to the victim upon anonymous payment typically using crypto currency, like Bitcoin. </text:span></text:p>
      <text:p text:style-name="P23"/>
      <text:p text:style-name="P23"><text:span text:style-name="T57">This encryption scheme is secure because it randomly generates the AES symmetric key, which is then protected with public key cryptography, and is then destroyed. This means that it is secure against key reuse, and key recovery using network, memory, or binary inspection / reverse engineering. While the key information that is easily recovered in the ransomware, the public key, does not reduce the security of the crypto system. </text:span></text:p>
      <text:p text:style-name="P13"/>
      <text:p text:style-name="P29">(b) <text:span text:style-name="T93">If a symmetric key crypto system were used in a ransomware attack, there would be several limitations. First, one strategy would be to compile the key into the binary. This strategy could be defeated by reverse engineering the binary and recovering the key. </text:span></text:p>
      <text:p text:style-name="P29"/>
      <text:p text:style-name="P29"><text:span text:style-name="T93">Alternatively, the attacker could randomly generate the key on the victim’s machine, but then the symmetric key would still be resident in memory or on disk, and therefore could be recovered by analyzing the memory or disk of the machine, and by reverse engineering of the ransomware binary.</text:span></text:p>
      <text:p text:style-name="P28"/>
      <text:p text:style-name="P57">If the same key were used <text:span text:style-name="T95">against </text:span>multiple targets, users <text:span text:style-name="T96">or antivirus vendors </text:span>may eventually share the common key <text:span text:style-name="T96">or keys</text:span>, thus reducing the effectiveness of the attack <text:span text:style-name="T94">against subsequent targ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923a" officeooo:paragraph-rsid="0009923a"/>
    </style:style>
    <style:style style:name="MT1" style:family="text">
      <style:text-properties officeooo:rsid="000992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vans</text:p>
      </style:header>
      <style:footer>
        <text:p text:style-name="Footer"><text:span text:style-name="MT1">Evans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5:55:59.536000000</meta:creation-date>
    <dc:date>2018-03-18T21:03:05.969000000</dc:date>
    <meta:editing-duration>P1DT16H58M9S</meta:editing-duration>
    <meta:editing-cycles>264</meta:editing-cycles>
    <meta:generator>LibreOffice/5.3.5.2$Windows_X86_64 LibreOffice_project/50d9bf2b0a79cdb85a3814b592608037a682059d</meta:generator>
    <meta:document-statistic meta:table-count="0" meta:image-count="0" meta:object-count="0" meta:page-count="6" meta:paragraph-count="112" meta:word-count="1836" meta:character-count="9165" meta:non-whitespace-character-count="7272"/>
  </office:meta>
</office:document-meta>
</file>